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7.26cm"/>
    </style:style>
    <style:style style:name="Tabla1.C" style:family="table-column">
      <style:table-column-properties style:column-width="2.487cm"/>
    </style:style>
    <style:style style:name="Tabla1.D" style:family="table-column">
      <style:table-column-properties style:column-width="3.0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666cm"/>
    </style:style>
    <style:style style:name="Tabla2.B" style:family="table-column">
      <style:table-column-properties style:column-width="10.104cm"/>
    </style:style>
    <style:style style:name="Tabla2.C" style:family="table-column">
      <style:table-column-properties style:column-width="1.2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2" style:family="table-row">
      <style:table-row-properties style:min-row-height="0.497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 style:list-style-name="L1">
      <style:paragraph-properties fo:text-align="justify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 style:list-style-name="L2">
      <style:paragraph-properties fo:text-align="justify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 style:list-style-name="L3">
      <style:paragraph-properties fo:text-align="justify" style:justify-single-word="false"/>
      <style:text-properties style:font-name="Arial" fo:font-size="9pt" officeooo:paragraph-rsid="000f6f0f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9pt" officeooo:paragraph-rsid="0011bae8" style:font-size-asian="9pt" style:font-size-complex="9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9pt" officeooo:rsid="000e9459" officeooo:paragraph-rsid="000e9459" style:font-size-asian="9pt" style:font-size-complex="9pt"/>
    </style:style>
    <style:style style:name="P12" style:family="paragraph" style:parent-style-name="Table_20_Contents" style:list-style-name="L3">
      <style:paragraph-properties fo:text-align="justify" style:justify-single-word="false"/>
      <style:text-properties style:font-name="Arial" fo:font-size="9pt" officeooo:rsid="000e9459" officeooo:paragraph-rsid="000f6f0f" style:font-size-asian="9pt" style:font-size-complex="9pt"/>
    </style:style>
    <style:style style:name="P13" style:family="paragraph" style:parent-style-name="Table_20_Contents" style:list-style-name="L3">
      <style:paragraph-properties fo:text-align="justify" style:justify-single-word="false"/>
      <style:text-properties style:font-name="Arial" fo:font-size="9pt" officeooo:rsid="000f6f0f" officeooo:paragraph-rsid="000f6f0f" style:font-size-asian="9pt" style:font-size-complex="9pt"/>
    </style:style>
    <style:style style:name="P14" style:family="paragraph">
      <style:paragraph-properties fo:text-align="center"/>
    </style:style>
    <style:style style:name="T1" style:family="text">
      <style:text-properties officeooo:rsid="000e9459"/>
    </style:style>
    <style:style style:name="T2" style:family="text">
      <style:text-properties officeooo:rsid="000f6f0f"/>
    </style:style>
    <style:style style:name="T3" style:family="text">
      <style:text-properties officeooo:rsid="00111ec4"/>
    </style:style>
    <style:style style:name="T4" style:family="text">
      <style:text-properties officeooo:rsid="00128814"/>
    </style:style>
    <style:style style:name="T5" style:family="text">
      <style:text-properties officeooo:rsid="0011ba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solid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 de Revisión del Código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Nombre:</text:p>
          </table:table-cell>
          <table:table-cell table:style-name="Tabla1.B1" table:number-columns-spanned="3" office:value-type="string">
            <text:p text:style-name="P10"><text:span text:style-name="T3">Javier Alonso Viana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rograma/Clase:</text:p>
          </table:table-cell>
          <table:table-cell table:style-name="Tabla1.B2" table:number-columns-spanned="3" office:value-type="string">
            <text:p text:style-name="P10"><text:span text:style-name="T4">listaTaxisMouseClick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Fecha:</text:p>
          </table:table-cell>
          <table:table-cell table:style-name="Tabla1.A2" office:value-type="string">
            <text:p text:style-name="P10"><text:span text:style-name="T3">08/05/2013</text:span></text:p>
          </table:table-cell>
          <table:table-cell table:style-name="Tabla1.A2" office:value-type="string">
            <text:p text:style-name="P2">Lenguaje:</text:p>
          </table:table-cell>
          <table:table-cell table:style-name="Tabla1.B2" office:value-type="string">
            <text:p text:style-name="P1">Java</text:p>
          </table:table-cell>
        </table:table-row>
      </table:table>
      <text:p text:style-name="P5"/>
      <text:p text:style-name="P6">Elementos a revisar</text:p>
      <text:p text:style-name="P4"><draw:path text:anchor-type="paragraph" draw:z-index="1" draw:style-name="gr1" draw:text-style-name="P14" svg:width="0.546cm" svg:height="0.689cm" draw:transform="skewX (-0.0513126800086333) rotate (-1.37601758227233) translate (16.8063333333333cm 0.141111111111111cm)" svg:viewBox="0 0 547 690" svg:d="m156 627c852 303 80-585-156-627l29 41"><text:p/></draw:path><draw:path text:anchor-type="paragraph" draw:z-index="4" draw:style-name="gr1" draw:text-style-name="P14" svg:width="0.546cm" svg:height="0.689cm" draw:transform="skewX (-0.0513126800086333) rotate (-1.37601758227233) translate (16.8327916666667cm 3.15559722222222cm)" svg:viewBox="0 0 547 690" svg:d="m156 627c852 303 80-585-156-627l29 41"><text:p/></draw:path><draw:path text:anchor-type="paragraph" draw:z-index="9" draw:style-name="gr1" draw:text-style-name="P14" svg:width="0.546cm" svg:height="0.689cm" draw:transform="skewX (-0.0513126800086333) rotate (-1.37601758227233) translate (16.8063333333333cm 5.41513888888889cm)" svg:viewBox="0 0 547 690" svg:d="m156 627c852 303 80-585-156-627l29 41"><text:p/></draw:path><draw:line text:anchor-type="paragraph" draw:z-index="12" draw:style-name="gr2" draw:text-style-name="P14" svg:x1="16.159cm" svg:y1="7.971cm" svg:x2="16.556cm" svg:y2="8.368cm"><text:p/></draw:line><draw:line text:anchor-type="paragraph" draw:z-index="13" draw:style-name="gr2" draw:text-style-name="P14" svg:x1="16.159cm" svg:y1="8.368cm" svg:x2="16.556cm" svg:y2="7.971cm"><text:p/></draw:line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">Completo</text:p>
          </table:table-cell>
          <table:table-cell table:style-name="Tabla2.A1" office:value-type="string">
            <text:p text:style-name="P1">Verificar que el código cumple con los requisitos.</text:p>
          </table:table-cell>
          <table:table-cell table:style-name="Tabla2.C1" office:value-type="string">
            <text:p text:style-name="P1"><draw:path text:anchor-type="paragraph" draw:z-index="0" draw:style-name="gr1" draw:text-style-name="P14" svg:width="0.546cm" svg:height="0.689cm" draw:transform="skewX (-0.0513126800086333) rotate (-1.37601758227233) translate (0.940152777777781cm 0.241652777777776cm)" svg:viewBox="0 0 547 690" svg:d="m156 627c852 303 80-585-156-627l29 41"><text:p/></draw:path></text:p>
          </table:table-cell>
        </table:table-row>
        <table:table-row table:style-name="Tabla2.2">
          <table:table-cell table:style-name="Tabla2.A2" office:value-type="string">
            <text:p text:style-name="P1">Imports</text:p>
          </table:table-cell>
          <table:table-cell table:style-name="Tabla2.A2" office:value-type="string">
            <text:p text:style-name="P1">Verificar que los imports son correctos</text:p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Inicializaciones</text:p>
          </table:table-cell>
          <table:table-cell table:style-name="Tabla2.A2" office:value-type="string">
            <text:p text:style-name="P1">Verificar la inicialización de las variables y los parámetros:</text:p>
            <text:list xml:id="list5723377241001886709" text:style-name="L1">
              <text:list-item>
                <text:p text:style-name="P7">En el inicio del programa.</text:p>
              </text:list-item>
              <text:list-item>
                <text:p text:style-name="P7">Al comienzo de cada bucle.</text:p>
              </text:list-item>
              <text:list-item>
                <text:p text:style-name="P7">En la entrada de cada clase.</text:p>
              </text:list-item>
            </text:list>
          </table:table-cell>
          <table:table-cell table:style-name="Tabla2.C2" office:value-type="string">
            <text:p text:style-name="P1"><draw:line text:anchor-type="paragraph" draw:z-index="2" draw:style-name="gr2" draw:text-style-name="P14" svg:x1="0.213cm" svg:y1="0.469cm" svg:x2="0.848cm" svg:y2="1.263cm"><text:p/></draw:line><draw:line text:anchor-type="paragraph" draw:z-index="3" draw:style-name="gr2" draw:text-style-name="P14" svg:x1="0.848cm" svg:y1="0.469cm" svg:x2="0.213cm" svg:y2="1.263cm"><text:p/></draw:line></text:p>
          </table:table-cell>
        </table:table-row>
        <table:table-row>
          <table:table-cell table:style-name="Tabla2.A2" office:value-type="string">
            <text:p text:style-name="P1">Llamadas</text:p>
          </table:table-cell>
          <table:table-cell table:style-name="Tabla2.A2" office:value-type="string">
            <text:p text:style-name="P1">Verificar que las llamadas a funciones son correctas.</text:p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Nombres</text:p>
          </table:table-cell>
          <table:table-cell table:style-name="Tabla2.A2" office:value-type="string">
            <text:p text:style-name="P1">Verificar los nombres y los usos.</text:p>
            <text:list xml:id="list2735878874421331696" text:style-name="L2">
              <text:list-item>
                <text:p text:style-name="P8">¿Son consistentes?</text:p>
              </text:list-item>
              <text:list-item>
                <text:p text:style-name="P8">¿Están dentro del alcance establecido?</text:p>
              </text:list-item>
              <text:list-item>
                <text:p text:style-name="P8">¿Todas las estructuras y clases utilizan la referencia .? </text:p>
              </text:list-item>
            </text:list>
          </table:table-cell>
          <table:table-cell table:style-name="Tabla2.C2" office:value-type="string">
            <text:p text:style-name="P1"><draw:path text:anchor-type="paragraph" draw:z-index="5" draw:style-name="gr1" draw:text-style-name="P14" svg:width="0.546cm" svg:height="0.689cm" draw:transform="skewX (-0.0513126800086333) rotate (-1.37601758227233) translate (0.940152777777778cm 0.241652777777776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Strings</text:p>
          </table:table-cell>
          <table:table-cell table:style-name="Tabla2.A2" office:value-type="string">
            <text:p text:style-name="P1">Verificar que los strings están identifica<text:span text:style-name="T5">n</text:span>do correctamente.</text:p>
          </table:table-cell>
          <table:table-cell table:style-name="Tabla2.C2" office:value-type="string">
            <text:p text:style-name="P1"><draw:path text:anchor-type="paragraph" draw:z-index="6" draw:style-name="gr1" draw:text-style-name="P14" svg:width="0.546cm" svg:height="0.689cm" draw:transform="skewX (-0.0513126800086333) rotate (-1.37601758227233) translate (0.940152777777781cm 0.241652777777779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Formato de salida</text:p>
          </table:table-cell>
          <table:table-cell table:style-name="Tabla2.A2" office:value-type="string">
            <text:p text:style-name="P1">Verificar que las salidas <text:span text:style-name="T5">son correctas</text:span></text:p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Parejas de (<text:span text:style-name="T1">), </text:span><text:span text:style-name="T2">[], {} y &lt;&gt;</text:span></text:p>
          </table:table-cell>
          <table:table-cell table:style-name="Tabla2.A2" office:value-type="string">
            <text:p text:style-name="P10"><text:span text:style-name="T5"/></text:p>
          </table:table-cell>
          <table:table-cell table:style-name="Tabla2.C2" office:value-type="string">
            <text:p text:style-name="P1"><draw:path text:anchor-type="paragraph" draw:z-index="8" draw:style-name="gr1" draw:text-style-name="P14" svg:width="0.546cm" svg:height="0.689cm" draw:transform="skewX (-0.0513126800086333) rotate (-1.37601758227233) translate (0.940152777777781cm 0.241652777777778cm)" svg:viewBox="0 0 547 690" svg:d="m156 627c852 303 80-585-156-627l29 41"><text:p/></draw:path><draw:line text:anchor-type="paragraph" draw:z-index="10" draw:style-name="gr2" draw:text-style-name="P14" svg:x1="0.266cm" svg:y1="0.014cm" svg:x2="0.689cm" svg:y2="0.384cm"><text:p/></draw:line><draw:line text:anchor-type="paragraph" draw:z-index="11" draw:style-name="gr2" draw:text-style-name="P14" svg:x1="0.266cm" svg:y1="0.384cm" svg:x2="0.689cm" svg:y2="0.014cm"><text:p/></draw:line></text:p>
          </table:table-cell>
        </table:table-row>
        <table:table-row>
          <table:table-cell table:style-name="Tabla2.A2" office:value-type="string">
            <text:p text:style-name="P1">Operadores lógicos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Verificación línea a línea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><draw:path text:anchor-type="paragraph" draw:z-index="7" draw:style-name="gr1" draw:text-style-name="P14" svg:width="0.546cm" svg:height="0.689cm" draw:transform="skewX (-0.0513126800086333) rotate (-1.37601758227233) translate (0.940152777777784cm 1.24177777777778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Estándares</text:p>
          </table:table-cell>
          <table:table-cell table:style-name="Tabla2.A2" office:value-type="string">
            <text:p text:style-name="P11">Verificar la concordancia del código con el estándar de desarrollo:</text:p>
            <text:list xml:id="list8137628572288778601" text:style-name="L3">
              <text:list-item>
                <text:p text:style-name="P12">Nombres de variables</text:p>
              </text:list-item>
              <text:list-item>
                <text:p text:style-name="P9"><text:span text:style-name="T2">Nombres de</text:span><text:span text:style-name="T1"> </text:span><text:span text:style-name="T2">Clases</text:span></text:p>
              </text:list-item>
              <text:list-item>
                <text:p text:style-name="P13">Nombres de métodos</text:p>
              </text:list-item>
            </text:list>
          </table:table-cell>
          <table:table-cell table:style-name="Tabla2.C2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ga </meta:initial-creator>
    <meta:creation-date>2013-05-08T12:20:42</meta:creation-date>
    <dc:date>2013-05-10T01:59:19.81</dc:date>
    <meta:editing-duration>P0D</meta:editing-duration>
    <meta:editing-cycles>3</meta:editing-cycles>
    <meta:generator>LibreOffice/4.0.1.2$Windows_x86 LibreOffice_project/84102822e3d61eb989ddd325abf1ac077904985</meta:generator>
    <meta:document-statistic meta:table-count="2" meta:image-count="0" meta:object-count="0" meta:page-count="1" meta:paragraph-count="38" meta:word-count="151" meta:character-count="948" meta:non-whitespace-character-count="843"/>
  </office:meta>
</office:document-meta>
</file>